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2030e"/>
    </style:style>
    <style:style style:name="P4" style:family="paragraph" style:parent-style-name="Table_20_Heading">
      <style:paragraph-properties fo:text-align="start" style:justify-single-word="false"/>
      <style:text-properties officeooo:paragraph-rsid="00134944"/>
    </style:style>
    <style:style style:name="P5" style:family="paragraph" style:parent-style-name="Text_20_body">
      <style:paragraph-properties fo:text-align="start" style:justify-single-word="false"/>
      <style:text-properties officeooo:paragraph-rsid="000cdcb2"/>
    </style:style>
    <style:style style:name="P6" style:family="paragraph" style:parent-style-name="Text_20_body">
      <style:text-properties officeooo:paragraph-rsid="0015c9df"/>
    </style:style>
    <style:style style:name="P7" style:family="paragraph" style:parent-style-name="Text_20_body">
      <style:text-properties officeooo:paragraph-rsid="001a378b"/>
    </style:style>
    <style:style style:name="P8" style:family="paragraph" style:parent-style-name="Body" style:list-style-name="WW8Num5"/>
    <style:style style:name="P9" style:family="paragraph" style:parent-style-name="Body" style:list-style-name="WW8Num6"/>
    <style:style style:name="P10" style:family="paragraph" style:parent-style-name="Body" style:list-style-name="WW8Num7"/>
    <style:style style:name="P11" style:family="paragraph" style:parent-style-name="Body" style:list-style-name="WW8Num8"/>
    <style:style style:name="P12" style:family="paragraph" style:parent-style-name="Body" style:list-style-name="WW8Num9"/>
    <style:style style:name="P13" style:family="paragraph" style:parent-style-name="Body" style:list-style-name="WW8Num10"/>
    <style:style style:name="P14" style:family="paragraph" style:parent-style-name="Body" style:list-style-name="WW8Num11"/>
    <style:style style:name="P15" style:family="paragraph" style:parent-style-name="Body" style:list-style-name="WW8Num12"/>
    <style:style style:name="P16" style:family="paragraph" style:parent-style-name="Body" style:list-style-name="WW8Num13"/>
    <style:style style:name="P17" style:family="paragraph" style:parent-style-name="Body" style:list-style-name="WW8Num14"/>
    <style:style style:name="P18" style:family="paragraph" style:parent-style-name="Body" style:list-style-name="WW8Num14">
      <style:text-properties officeooo:paragraph-rsid="0015c9df"/>
    </style:style>
    <style:style style:name="P19" style:family="paragraph" style:parent-style-name="Body" style:list-style-name="L1">
      <style:text-properties officeooo:paragraph-rsid="00178c99"/>
    </style:style>
    <style:style style:name="P20" style:family="paragraph" style:parent-style-name="Body" style:list-style-name="L2">
      <style:text-properties officeooo:paragraph-rsid="0015c9df"/>
    </style:style>
    <style:style style:name="P21" style:family="paragraph" style:parent-style-name="Body" style:list-style-name="WW8Num17"/>
    <style:style style:name="P22" style:family="paragraph" style:parent-style-name="Heading_20_3">
      <style:text-properties officeooo:paragraph-rsid="000cdcb2"/>
    </style:style>
    <style:style style:name="P23" style:family="paragraph" style:parent-style-name="Heading_20_3">
      <style:text-properties officeooo:paragraph-rsid="000e49ee"/>
    </style:style>
    <style:style style:name="P24" style:family="paragraph" style:parent-style-name="Heading_20_3">
      <style:text-properties officeooo:paragraph-rsid="000f9aa5"/>
    </style:style>
    <style:style style:name="P25" style:family="paragraph" style:parent-style-name="Heading_20_3">
      <style:text-properties officeooo:paragraph-rsid="0015c9df"/>
    </style:style>
    <style:style style:name="P26" style:family="paragraph" style:parent-style-name="Text_20_body" style:list-style-name="WW8Num2">
      <style:paragraph-properties fo:text-align="start" style:justify-single-word="false"/>
    </style:style>
    <style:style style:name="P27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28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29" style:family="paragraph" style:parent-style-name="Text_20_body" style:list-style-name="WW8Num3">
      <style:paragraph-properties fo:text-align="start" style:justify-single-word="false"/>
    </style:style>
    <style:style style:name="P30" style:family="paragraph" style:parent-style-name="Text_20_body" style:list-style-name="WW8Num4">
      <style:paragraph-properties fo:text-align="start" style:justify-single-word="false"/>
    </style:style>
    <style:style style:name="P31" style:family="paragraph" style:parent-style-name="Text_20_body">
      <style:text-properties officeooo:paragraph-rsid="002db49d"/>
    </style:style>
    <style:style style:name="P32" style:family="paragraph" style:parent-style-name="Text_20_body">
      <style:text-properties officeooo:paragraph-rsid="001a378b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0cdcb2" style:font-name-asian="Times New Roman" style:font-name-complex="Times New Roman"/>
    </style:style>
    <style:style style:name="T4" style:family="text">
      <style:text-properties style:font-name="Times New Roman" officeooo:rsid="001d3a6e" style:font-name-asian="Times New Roman" style:font-name-complex="Times New Roman"/>
    </style:style>
    <style:style style:name="T5" style:family="text">
      <style:text-properties style:font-name="Times New Roman" officeooo:rsid="001f7cea" style:font-name-asian="Times New Roman" style:font-name-complex="Times New Roman"/>
    </style:style>
    <style:style style:name="T6" style:family="text">
      <style:text-properties style:font-name="Times New Roman" officeooo:rsid="002b959b" style:font-name-asian="Times New Roman" style:font-name-complex="Times New Roman"/>
    </style:style>
    <style:style style:name="T7" style:family="text">
      <style:text-properties style:font-name="Times New Roman" officeooo:rsid="0034f01a" style:font-name-asian="Times New Roman" style:font-name-complex="Times New Roman"/>
    </style:style>
    <style:style style:name="T8" style:family="text">
      <style:text-properties style:font-name="Times New Roman" fo:language="en" fo:country="US" style:font-name-asian="Times New Roman" style:font-name-complex="Times New Roman"/>
    </style:style>
    <style:style style:name="T9" style:family="text">
      <style:text-properties style:font-name="Times New Roman" fo:language="fr" fo:country="FR" style:font-name-asian="Times New Roman" style:font-name-complex="Times New Roman"/>
    </style:style>
    <style:style style:name="T10" style:family="text">
      <style:text-properties style:font-name="Times New Roman" fo:language="fr" fo:country="FR" fo:font-weight="normal" officeooo:rsid="000cdcb2" style:font-name-asian="Times New Roman" style:font-weight-asian="normal" style:font-name-complex="Times New Roman" style:font-weight-complex="normal"/>
    </style:style>
    <style:style style:name="T11" style:family="text">
      <style:text-properties style:font-name="Times New Roman" fo:language="fr" fo:country="FR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2" style:family="text">
      <style:text-properties style:font-name="Times New Roman" fo:language="it" fo:country="IT" style:font-name-asian="Times New Roman" style:font-name-complex="Times New Roman"/>
    </style:style>
    <style:style style:name="T13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14" style:family="text">
      <style:text-properties style:font-name="Times New Roman" fo:font-weight="normal" style:font-weight-asian="normal" style:font-name-complex="Times New Roman" style:font-weight-complex="normal"/>
    </style:style>
    <style:style style:name="T15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6" style:family="text">
      <style:text-properties style:font-name="Times New Roman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17" style:family="text">
      <style:text-properties style:font-name="Times New Roman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fo:language="de" fo:country="DE"/>
    </style:style>
    <style:style style:name="T20" style:family="text">
      <style:text-properties fo:language="en" fo:country="US" style:font-name-asian="Arial" style:font-name-complex="Arial"/>
    </style:style>
    <style:style style:name="T21" style:family="text">
      <style:text-properties fo:language="en" fo:country="US" officeooo:rsid="003ee36a"/>
    </style:style>
    <style:style style:name="T22" style:family="text">
      <style:text-properties fo:language="en" fo:country="US" officeooo:rsid="0022d32e"/>
    </style:style>
    <style:style style:name="T23" style:family="text">
      <style:text-properties fo:color="#342a06" loext:opacity="100%" style:font-name="Courier New" fo:font-size="10pt" fo:background-color="#efefef" loext:char-shading-value="0" style:font-size-asian="10pt" style:font-name-complex="Courier New" style:font-size-complex="10pt"/>
    </style:style>
    <style:style style:name="T24" style:family="text">
      <style:text-properties fo:color="#342a06" loext:opacity="100%" style:font-name="Courier New" fo:font-size="10pt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25" style:family="text">
      <style:text-properties fo:color="#008000" loext:opacity="100%" style:font-name="Courier New" fo:font-size="9pt" fo:font-weight="bold" fo:background-color="#efefef" loext:char-shading-value="0" style:font-size-asian="9pt" style:font-weight-asian="bold" style:font-name-complex="Courier New"/>
    </style:style>
    <style:style style:name="T26" style:family="text">
      <style:text-properties fo:language="pt" fo:country="PT"/>
    </style:style>
    <style:style style:name="T27" style:family="text">
      <style:text-properties fo:language="fr" fo:country="FR"/>
    </style:style>
    <style:style style:name="T28" style:family="text">
      <style:text-properties officeooo:rsid="000b506f"/>
    </style:style>
    <style:style style:name="T2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30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31" style:family="text">
      <style:text-properties fo:font-variant="normal" fo:text-transform="none" fo:color="#000000" loext:opacity="100%" fo:letter-spacing="normal"/>
    </style:style>
    <style:style style:name="T32" style:family="text">
      <style:text-properties fo:font-variant="normal" fo:text-transform="none" fo:color="#000000" loext:opacity="100%" fo:letter-spacing="normal" fo:language="en" fo:country="US"/>
    </style:style>
    <style:style style:name="T33" style:family="text">
      <style:text-properties fo:font-variant="normal" fo:text-transform="none" fo:color="#000000" loext:opacity="100%" fo:letter-spacing="normal" fo:language="it" fo:country="IT"/>
    </style:style>
    <style:style style:name="T34" style:family="text">
      <style:text-properties officeooo:rsid="001f7cea"/>
    </style:style>
    <style:style style:name="T35" style:family="text">
      <style:text-properties fo:font-style="italic" officeooo:rsid="002465ba" style:font-style-asian="italic" style:font-style-complex="italic"/>
    </style:style>
    <style:style style:name="T36" style:family="text">
      <style:text-properties fo:color="#000000" loext:opacity="100%" style:font-name="Times New Roman" fo:font-size="12pt" fo:font-weight="normal" officeooo:rsid="002b558d" fo:background-color="#efefef" loext:char-shading-value="0" style:font-size-asian="10.5pt" style:font-weight-asian="normal" style:font-name-complex="Courier New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None"><text:span text:style-name="T1">Tiffany Timbric</text:span></text:span><text:span text:style-name="None"><text:span text:style-name="T14"> </text:span></text:span><text:span text:style-name="Internet_20_link"><text:span text:style-name="T17">(tiffanytimbric@gmail.com)</text:span></text:span></text:p>
      <text:p text:style-name="P3"><text:span text:style-name="None"><text:span text:style-name="T1">Enterprise Backend Software Developer</text:span></text:span></text:p>
      <text:p text:style-name="P2"/>
      <text:h text:style-name="Heading_20_2" text:outline-level="2"><text:span text:style-name="None"><text:span text:style-name="T1">Overview</text:span></text:span></text:h>
      <text:p text:style-name="P31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p>
      <text:p text:style-name="P31"><text:span text:style-name="None"><text:span text:style-name="T21">Recently atAmtrak, PayPal, Tendril, Charter Communications, JDA Software Group, I coded Web Services and large data processing optimizing read response time and scalability (#of concurrent requests/second).</text:span></text:span></text:p>
      <text:p text:style-name="P7"><text:span text:style-name="None"><text:span text:style-name="T21">Below listed are more details from some of my more interesting engagements.</text:span></text:span></text:p>
      <text:p text:style-name="Text_20_body"/>
      <text:h text:style-name="Heading_20_2" text:outline-level="2"><text:span text:style-name="None"><text:span text:style-name="T8">Personal Coding Examples</text:span></text:span></text:h>
      <text:list text:style-name="WW8Num2">
        <text:list-item>
          <text:p text:style-name="P26">Finite State Machine: <text:a xlink:type="simple" xlink:href="https://github.com/chadwickboggs/fsm" text:style-name="Internet_20_link" text:visited-style-name="Visited_20_Internet_20_Link"><text:span text:style-name="Internet_20_link"><text:span text:style-name="T23">https://github.com/chadwickboggs/fsm</text:span></text:span></text:a></text:p>
        </text:list-item>
        <text:list-item>
          <text:p text:style-name="P27">Crypto<text:span text:style-name="T28">graphy: </text:span><text:a xlink:type="simple" xlink:href="https://github.com/chadwickboggs/crypto" text:style-name="Internet_20_link" text:visited-style-name="Visited_20_Internet_20_Link"><text:span text:style-name="Internet_20_link"><text:span text:style-name="T23">https://github.com/chadwickboggs/crypto</text:span></text:span></text:a></text:p>
        </text:list-item>
        <text:list-item>
          <text:p text:style-name="P27"><text:span text:style-name="T36">Spring Boot: </text:span><text:a xlink:type="simple" xlink:href="https://github.com/chadwickboggs/xchange" text:style-name="Internet_20_link" text:visited-style-name="Visited_20_Internet_20_Link"><text:span text:style-name="Internet_20_link"><text:span text:style-name="T24">https://github.com/chadwickboggs/xchange</text:span></text:span></text:a><text:span text:style-name="T25"><text:line-break/></text:span></text:p>
        </text:list-item>
      </text:list>
      <text:h text:style-name="Heading_20_2" text:outline-level="2"><text:span text:style-name="None"><text:span text:style-name="T8">Employment History</text:span></text:span></text:h>
      <text:h text:style-name="P22" text:outline-level="3"><text:span text:style-name="None"><text:span text:style-name="T3">2</text:span></text:span><text:span text:style-name="None"><text:span text:style-name="T2">/202</text:span></text:span><text:span text:style-name="None"><text:span text:style-name="T4">3</text:span></text:span><text:span text:style-name="None"><text:span text:style-name="T2"> – </text:span></text:span><text:span text:style-name="None"><text:span text:style-name="T3">4</text:span></text:span><text:span text:style-name="None"><text:span text:style-name="T2">/202</text:span></text:span><text:span text:style-name="None"><text:span text:style-name="T3">4</text:span></text:span><text:span text:style-name="None"><text:span text:style-name="T2"> Software </text:span></text:span><text:span text:style-name="None"><text:span text:style-name="T3">Developer</text:span></text:span><text:span text:style-name="None"><text:span text:style-name="T2">, </text:span></text:span><text:span text:style-name="None"><text:span text:style-name="T3">Amtrak</text:span></text:span><text:span text:style-name="None"><text:span text:style-name="T13"> </text:span></text:span><text:span text:style-name="None"><text:span text:style-name="T15">(consul</text:span></text:span><text:span text:style-name="None"><text:span text:style-name="T16">t</text:span></text:span><text:span text:style-name="None"><text:span text:style-name="T15">ing)</text:span></text:span></text:h>
      <text:list xml:id="list3497808240" text:style-name="WW8Num3">
        <text:list-item>
          <text:p text:style-name="P28"><text:span text:style-name="None"><text:span text:style-name="T2">Primary </text:span></text:span><text:span text:style-name="None"><text:span text:style-name="T7">code</text:span></text:span><text:span text:style-name="None"><text:span text:style-name="T2"> author </text:span></text:span><text:span text:style-name="None"><text:span text:style-name="T6">(30k+ lines of code)</text:span></text:span><text:span text:style-name="None"><text:span text:style-name="T2"> of their AWS rewrite of their entire outbound email system for customer purchase</text:span></text:span><text:span text:style-name="None"><text:span text:style-name="T5">s</text:span></text:span><text:span text:style-name="None"><text:span text:style-name="T2"> including trip information and sales receipts. <text:s/></text:span></text:span>Sales receipts and trip information listings <text:span text:style-name="T34">for</text:span> all Amtrak trips, <text:span text:style-name="T34">with </text:span>add-ons, <text:span text:style-name="T34">and </text:span>purchase types, <text:span text:style-name="T34">across </text:span>all Amtrak stations, passenger classes, and third-party carrie<text:span text:style-name="T34">r</text:span>s.</text:p>
        </text:list-item>
        <text:list-item>
          <text:p text:style-name="P28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28"><text:span text:style-name="None"><text:span text:style-name="T2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5"><text:span text:style-name="None"><text:span text:style-name="T2"/></text:span></text:p>
      <text:h text:style-name="P22" text:outline-level="3"><text:span text:style-name="None"><text:span text:style-name="T2">6/2022 – 1/2023 Senior Software Engineer, Global Healthcare Exchange</text:span></text:span></text:h>
      <text:list text:continue-numbering="true" text:style-name="WW8Num3">
        <text:list-item>
          <text:p text:style-name="P29"><text:span text:style-name="None">Lead team authoring software connecting hospital ERP and medical equipment purchasing systems to GHX.</text:span></text:p>
        </text:list-item>
        <text:list-item>
          <text:p text:style-name="P29"><text:span text:style-name="None">Lead design sessions and reviewed all code changes and new features.</text:span></text:p>
        </text:list-item>
        <text:list-item>
          <text:p text:style-name="P29"><text:span text:style-name="None">Identified and corrected design flaws.</text:span></text:p>
        </text:list-item>
        <text:list-item>
          <text:p text:style-name="P29"><text:span text:style-name="None">Identified and corrected scalability bugs: connection pools, retries, AWS AZ failovers.</text:span></text:p>
        </text:list-item>
        <text:list-item>
          <text:p text:style-name="P29"><text:soft-page-break/><text:span text:style-name="None">Used AWS EC2, SQS, S3, and Lambda, Java, Oracle (SQL).</text:span></text:p>
        </text:list-item>
        <text:list-item>
          <text:p text:style-name="P29"><text:span text:style-name="None">Implemented Web Services, both server-side and client-side, FTP, sFTP, HTTP(S), JSON serialization/deserialization, SQL.</text:span></text:p>
        </text:list-item>
        <text:list-item>
          <text:p text:style-name="P29"><text:span text:style-name="None">Deployed in 100’s of customers’ data centers, two-week production release cadence.</text:span></text:p>
        </text:list-item>
      </text:list>
      <text:p text:style-name="P1"/>
      <text:h text:style-name="P23" text:outline-level="3"><text:span text:style-name="None"><text:span text:style-name="T2">2020 – 5/2022 Software Developer, PayPal w/ TCS</text:span></text:span><text:span text:style-name="None"><text:span text:style-name="T13"> </text:span></text:span><text:span text:style-name="None"><text:span text:style-name="T15">(consuling)</text:span></text:span></text:h>
      <text:list text:style-name="WW8Num4">
        <text:list-item>
          <text:p text:style-name="P30"><text:span text:style-name="None">Implemented direct-deposit signup services in Spring Boot.</text:span></text:p>
        </text:list-item>
        <text:list-item>
          <text:p text:style-name="P30"><text:span text:style-name="None">Implemented account bank migrations, bank change, for all PayPal accounts in Spring Batch.</text:span></text:p>
        </text:list-item>
        <text:list-item>
          <text:p text:style-name="P30"><text:span text:style-name="None">SQL, Filesystem I/O, AWS SMS, Web Services server-side and client-side.</text:span></text:p>
        </text:list-item>
        <text:list-item>
          <text:p text:style-name="P30"><text:span text:style-name="None">Maintained and implemented feature enhancements to a batch merchant report generation system.</text:span></text:p>
        </text:list-item>
      </text:list>
      <text:p text:style-name="Text_20_body"/>
      <text:h text:style-name="P23" text:outline-level="3"><text:span text:style-name="None"><text:span text:style-name="T2">2019 Software Engineer, Arris / Commscope</text:span></text:span><text:span text:style-name="None"><text:span text:style-name="T13"> </text:span></text:span><text:span text:style-name="None"><text:span text:style-name="T15">(consuling)</text:span></text:span></text:h>
      <text:list text:style-name="WW8Num5">
        <text:list-item>
          <text:p text:style-name="P8">Updated the video catalog and merchandising backend originally authored by Motorola for Bouygues Telecom, France.</text:p>
        </text:list-item>
        <text:list-item>
          <text:p text:style-name="P8">Java EE, WildFly, GlassFish, WebSphere, REST, Wiremock, Mockito, Postman, Wireshark.</text:p>
        </text:list-item>
      </text:list>
      <text:p text:style-name="Text_20_body"/>
      <text:h text:style-name="P23" text:outline-level="3"><text:span text:style-name="None"><text:span text:style-name="T2">2018 – 4/2018 Software Engineer, Comcast Corporation</text:span></text:span><text:span text:style-name="None"><text:span text:style-name="T13"> </text:span></text:span><text:span text:style-name="None"><text:span text:style-name="T15">(consuling)</text:span></text:span></text:h>
      <text:list text:style-name="WW8Num6">
        <text:list-item>
          <text:p text:style-name="P9">Updated Java product to use Docker and Kubernetes,<text:span text:style-name="T26"> Java </text:span>11, Cucumber, Reactive Extensions, Git.</text:p>
        </text:list-item>
      </text:list>
      <text:p text:style-name="Text_20_body"/>
      <text:h text:style-name="P23" text:outline-level="3"><text:span text:style-name="None"><text:span text:style-name="T2">2016 – 2017 Software Engineer</text:span></text:span><text:span text:style-name="None"><text:span text:style-name="T9">, Charter Communications</text:span></text:span><text:span text:style-name="None"><text:span text:style-name="T10"> </text:span></text:span><text:span text:style-name="None"><text:span text:style-name="T11">(consuling)</text:span></text:span></text:h>
      <text:list text:style-name="WW8Num7">
        <text:list-item>
          <text:p text:style-name="P10">Maintained hundreds of Java microservices, added new microservices all in<text:span text:style-name="T19"> Amazon Web Services server-side and client-side</text:span>.</text:p>
        </text:list-item>
        <text:list-item>
          <text:p text:style-name="P10"><text:span text:style-name="T27">Linux, Netflix OSS, Cassandra NoSQL, </text:span>Reactive Extensions, Hystrix, Java 8, SQS, SNS, S3, EC2, ActiveMQ, Mongo, Git, Spring.</text:p>
        </text:list-item>
      </text:list>
      <text:p text:style-name="Text_20_body"/>
      <text:h text:style-name="P24" text:outline-level="3"><text:span text:style-name="None"><text:span text:style-name="T2">9/2014 – 2015 Software Engineer, Comcast Corporation </text:span></text:span><text:span text:style-name="None"><text:span text:style-name="T15">(consuling)</text:span></text:span></text:h>
      <text:list text:style-name="WW8Num8">
        <text:list-item>
          <text:p text:style-name="P11">Designed and built event / Reactive eXtension (RxJDBC), RabbitMQ Message Oriented Middleware (MOM) front to an Oracle database as part of the Resiliency Project, Java, Git.</text:p>
        </text:list-item>
      </text:list>
      <text:p text:style-name="Text_20_body"/>
      <text:h text:style-name="Heading_20_3" text:outline-level="3"><text:span text:style-name="None"><text:span text:style-name="T2">2014 – 5/2014 Software Engineer, Tendril Inc.</text:span></text:span></text:h>
      <text:list text:style-name="WW8Num9">
        <text:list-item>
          <text:p text:style-name="P12"><text:span text:style-name="None">Backend / DevOps Engineer on SOA Finagle+Protobuf+Cloud Java/Scala microservices.</text:span></text:p>
        </text:list-item>
        <text:list-item>
          <text:p text:style-name="P12"><text:span text:style-name="None">Atlassian, Cucumber BDD, PostgreSQL, Hadoop, Hibernate, Scala, IntelliJ IDEA, Git.</text:span></text:p>
        </text:list-item>
      </text:list>
      <text:p text:style-name="Text_20_body"/>
      <text:h text:style-name="Heading_20_3" text:outline-level="3"><text:soft-page-break/><text:span text:style-name="None"><text:span text:style-name="T2">2010 – 2013 Senior Software Engineer, JDA Software / RedPrairie / StorePerform</text:span></text:span></text:h>
      <text:list text:style-name="WW8Num10">
        <text:list-item>
          <text:p text:style-name="P13"><text:span text:style-name="None">Project Lead for integration of iOS/Android mobile task system with legacy web-based system.</text:span></text:p>
        </text:list-item>
        <text:list-item>
          <text:p text:style-name="P13"><text:span text:style-name="None">Extended and maintained legacy J2EE web-based task management system.</text:span></text:p>
        </text:list-item>
        <text:list-item>
          <text:p text:style-name="P13"><text:span text:style-name="None">Customers included Fortune 500 companies. Scalability and performance were paramount.</text:span></text:p>
        </text:list-item>
        <text:list-item>
          <text:p text:style-name="P13"><text:span text:style-name="None">Technologies: OSGi, Gradle, and SQL Server, Git, Mercurial, Subversion, CVS.</text:span></text:p>
        </text:list-item>
      </text:list>
      <text:p text:style-name="Text_20_body"/>
      <text:h text:style-name="Heading_20_3" text:outline-level="3"><text:span text:style-name="None"><text:span text:style-name="T2">2008 – 2009 Independent Software Development Consultant</text:span></text:span></text:h>
      <text:list text:style-name="WW8Num11">
        <text:list-item>
          <text:p text:style-name="P14"><text:span text:style-name="None">Extended and maintained a JEE merchandise inventory system with MySQL DB, Java, Spring.</text:span></text:p>
        </text:list-item>
        <text:list-item>
          <text:p text:style-name="P14"><text:span text:style-name="None">Customers: AmDocs, Etilize, Bell South, eBay, Frontier Airlines, Skyway.</text:span></text:p>
        </text:list-item>
      </text:list>
      <text:p text:style-name="Text_20_body"/>
      <text:h text:style-name="Heading_20_3" text:outline-level="3"><text:span text:style-name="None"><text:span text:style-name="T2">2007 Chief Operation Officer, Evolution Hosting, Inc.</text:span></text:span></text:h>
      <text:list text:style-name="WW8Num12">
        <text:list-item>
          <text:p text:style-name="P15"><text:span text:style-name="None">ViaWest data center Linux servers for J2EE applications with Java management software, Java, Linux, VMware, Zen, Amazon Web Services.</text:span></text:p>
        </text:list-item>
        <text:list-item>
          <text:p text:style-name="P15"><text:span text:style-name="None">Large number of customers including Crocs, Wells Fargo, and Hunter Douglas.</text:span></text:p>
        </text:list-item>
      </text:list>
      <text:p text:style-name="Text_20_body"/>
      <text:h text:style-name="Heading_20_3" text:outline-level="3"><text:span text:style-name="None"><text:span text:style-name="T2">2004 – 2007 Independent Software Development &amp; Java Consultant</text:span></text:span></text:h>
      <text:list text:style-name="WW8Num13">
        <text:list-item>
          <text:p text:style-name="P16"><text:span text:style-name="None">Created NIO client with could reach 100 Mb/s scale message rates.</text:span></text:p>
        </text:list-item>
        <text:list-item>
          <text:p text:style-name="P16"><text:span text:style-name="None">Created new web sites, Java.</text:span></text:p>
        </text:list-item>
        <text:list-item>
          <text:p text:style-name="P16"><text:span text:style-name="None">Consulted at eBay, Frontier Airlines, Bell South, Skyway representing Sun Microsystems, Inc.</text:span></text:p>
        </text:list-item>
      </text:list>
      <text:p text:style-name="Text_20_body"/>
      <text:h text:style-name="Heading_20_3" text:outline-level="3"><text:span text:style-name="None"><text:span text:style-name="T2">2002 – 2004 Senior Software Architect</text:span></text:span><text:span text:style-name="None"><text:span text:style-name="T12">, Packexpo, Inc.</text:span></text:span></text:h>
      <text:list xml:id="list2498803056" text:style-name="WW8Num14">
        <text:list-item>
          <text:p text:style-name="P17"><text:span text:style-name="None">Created a reporting system for packaging advertising services.</text:span></text:p>
        </text:list-item>
        <text:list-item>
          <text:p text:style-name="P17"><text:span text:style-name="None">Maintained packaging advertising web site.</text:span></text:p>
        </text:list-item>
        <text:list-item>
          <text:p text:style-name="P17"><text:span text:style-name="None">Technologies: JBoss, Linux, MySQL, IntelliJ, BeanShell, JSP, Lzop'ed data stream for large DB backups over NFS mounts, Java, Groovy.</text:span></text:p>
        </text:list-item>
      </text:list>
      <text:p text:style-name="Text_20_body"/>
      <text:h text:style-name="P25" text:outline-level="3"><text:span text:style-name="None"><text:span text:style-name="T29">1999 - 2002 Java Consultant</text:span></text:span><text:span text:style-name="None"><text:span text:style-name="T30">, Sun Java Center, Sun Microsystems, Inc.</text:span></text:span></text:h>
      <text:list text:style-name="L1">
        <text:list-item>
          <text:p text:style-name="P19"><text:span text:style-name="None"><text:span text:style-name="T32">Represented Sun for RUP, UP, SunTone, OOA&amp;D mentoring and J2EE coding, Java, SCCS, Teamware, RCS, Solaris, Java</text:span></text:span><text:span text:style-name="None"><text:span text:style-name="T31">.</text:span></text:span></text:p>
        </text:list-item>
        <text:list-item>
          <text:p text:style-name="P19"><text:span text:style-name="None"><text:span text:style-name="T33">Consulted at Citigroup, Vanguard Fiduciary Trust, Credit Suisse.</text:span></text:span></text:p>
        </text:list-item>
        <text:list-item>
          <text:p text:style-name="P19"><text:span text:style-name="None"><text:span text:style-name="T32">Performed an Architecture Assessment recommending SOA and JEE which later was followed as advised.</text:span></text:span></text:p>
        </text:list-item>
      </text:list>
      <text:p text:style-name="P6"/>
      <text:h text:style-name="P25" text:outline-level="3"><text:span text:style-name="None"><text:span text:style-name="T30">1998 - 1999 Java Developer, Sun Educational Services, Sun Microsystems, Inc.</text:span></text:span></text:h>
      <text:list text:continue-list="list2498803056" text:style-name="WW8Num14">
        <text:list-item>
          <text:p text:style-name="P18"><text:span text:style-name="None"><text:span text:style-name="T32">Created web-based and Swing computer assisted training systems.</text:span></text:span></text:p>
        </text:list-item>
      </text:list>
      <text:list text:style-name="L2">
        <text:list-item>
          <text:p text:style-name="P20"><text:span text:style-name="None"><text:span text:style-name="T32">Improved the performance of our custom pseudo-recursive-descent parser template engine by adding caching of parser results and by altering the parsing algorithm.</text:span></text:span></text:p>
        </text:list-item>
      </text:list>
      <text:p text:style-name="P6"/>
      <text:h text:style-name="Heading_20_2" text:outline-level="2"><text:soft-page-break/><text:span text:style-name="None"><text:span text:style-name="T20">Education, Certifications, Patents</text:span></text:span></text:h>
      <text:list text:style-name="WW8Num17">
        <text:list-item>
          <text:p text:style-name="P21"><text:span text:style-name="None">AWS Certified Developer </text:span><text:span text:style-name="None"><text:span text:style-name="T35">(in progress)</text:span></text:span></text:p>
        </text:list-item>
        <text:list-item>
          <text:p text:style-name="P21"><text:span text:style-name="None">Certified Java Developer</text:span></text:p>
        </text:list-item>
        <text:list-item>
          <text:p text:style-name="P21"><text:span text:style-name="None">Certified Java Programmer</text:span></text:p>
        </text:list-item>
        <text:list-item>
          <text:p text:style-name="P21"><text:span text:style-name="None"><text:span text:style-name="T18">Patent: </text:span></text:span><text:a xlink:type="simple" xlink:href="http://www.patentgenius.com/patent/6907423.html" text:style-name="Internet_20_link" text:visited-style-name="Visited_20_Internet_20_Link"><text:span text:style-name="Internet_20_link">#6907423</text:span></text:a><text:span text:style-name="None"><text:span text:style-name="T18"> Search engine interface and method of controlling client searches</text:span></text:span></text:p>
        </text:list-item>
        <text:list-item>
          <text:p text:style-name="P21"><text:span text:style-name="None">B.S. Computer Science, University of Colorado at Boulder</text:span></text:p>
        </text:list-item>
        <text:list-item>
          <text:p text:style-name="P21"><text:span text:style-name="None">Attended the United States Military Academy at West Point</text:span></text:p>
        </text:list-item>
      </text:list>
      <text:p text:style-name="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7-02T06:16:32.502877769</dc:date>
    <meta:editing-cycles>43</meta:editing-cycles>
    <meta:editing-duration>PT1H3M54S</meta:editing-duration>
    <meta:generator>LibreOffice/24.2.4.2$MacOSX_X86_64 LibreOffice_project/51a6219feb6075d9a4c46691dcfe0cd9c4fff3c2</meta:generator>
    <meta:document-statistic meta:table-count="0" meta:image-count="0" meta:object-count="0" meta:page-count="4" meta:paragraph-count="74" meta:word-count="888" meta:character-count="6393" meta:non-whitespace-character-count="5614"/>
  </office:meta>
</office:document-meta>
</file>